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c7ee7" officeooo:paragraph-rsid="0014812d" style:font-weight-asian="normal" style:font-weight-complex="normal"/>
    </style:style>
    <style:style style:name="P2" style:family="paragraph" style:parent-style-name="Standard">
      <style:text-properties fo:font-weight="normal" officeooo:rsid="001ab347" officeooo:paragraph-rsid="0014812d" style:font-weight-asian="normal" style:font-weight-complex="normal"/>
    </style:style>
    <style:style style:name="P3" style:family="paragraph" style:parent-style-name="Standard">
      <style:text-properties fo:font-weight="normal" officeooo:rsid="002646b5" officeooo:paragraph-rsid="0014812d" style:font-weight-asian="normal" style:font-weight-complex="normal"/>
    </style:style>
    <style:style style:name="P4" style:family="paragraph" style:parent-style-name="Standard">
      <style:text-properties fo:font-weight="normal" officeooo:rsid="002e3aae" officeooo:paragraph-rsid="0014812d" style:font-weight-asian="normal" style:font-weight-complex="normal"/>
    </style:style>
    <style:style style:name="P5" style:family="paragraph" style:parent-style-name="Standard">
      <style:text-properties fo:font-weight="normal" officeooo:rsid="002f916d" officeooo:paragraph-rsid="0014812d" style:font-weight-asian="normal" style:font-weight-complex="normal"/>
    </style:style>
    <style:style style:name="P6" style:family="paragraph" style:parent-style-name="Standard">
      <style:text-properties fo:font-weight="normal" officeooo:rsid="002fb136" officeooo:paragraph-rsid="0014812d" style:font-weight-asian="normal" style:font-weight-complex="normal"/>
    </style:style>
    <style:style style:name="P7" style:family="paragraph" style:parent-style-name="Standard">
      <style:text-properties fo:font-weight="normal" officeooo:rsid="0031ed21" officeooo:paragraph-rsid="0014812d" style:font-weight-asian="normal" style:font-weight-complex="normal"/>
    </style:style>
    <style:style style:name="P8" style:family="paragraph" style:parent-style-name="Standard">
      <style:text-properties fo:font-weight="normal" officeooo:rsid="0031ed21" officeooo:paragraph-rsid="0016fbf9" style:font-weight-asian="normal" style:font-weight-complex="normal"/>
    </style:style>
    <style:style style:name="P9" style:family="paragraph" style:parent-style-name="Standard">
      <style:text-properties fo:font-weight="normal" officeooo:rsid="0036a97e" officeooo:paragraph-rsid="0014812d" style:font-weight-asian="normal" style:font-weight-complex="normal"/>
    </style:style>
    <style:style style:name="P10" style:family="paragraph" style:parent-style-name="Standard">
      <style:text-properties fo:font-weight="normal" officeooo:rsid="002e55b8" officeooo:paragraph-rsid="0014812d" style:font-weight-asian="normal" style:font-weight-complex="normal"/>
    </style:style>
    <style:style style:name="P11" style:family="paragraph" style:parent-style-name="Standard">
      <style:text-properties fo:font-weight="normal" officeooo:rsid="0036dbfb" officeooo:paragraph-rsid="0014812d" style:font-weight-asian="normal" style:font-weight-complex="normal"/>
    </style:style>
    <style:style style:name="P12" style:family="paragraph" style:parent-style-name="Standard">
      <style:text-properties fo:font-weight="normal" officeooo:rsid="0037a029" officeooo:paragraph-rsid="0014812d" style:font-weight-asian="normal" style:font-weight-complex="normal"/>
    </style:style>
    <style:style style:name="P13" style:family="paragraph" style:parent-style-name="Standard">
      <style:text-properties fo:font-weight="normal" officeooo:rsid="0037a029" officeooo:paragraph-rsid="0021ee35" style:font-weight-asian="normal" style:font-weight-complex="normal"/>
    </style:style>
    <style:style style:name="P14" style:family="paragraph" style:parent-style-name="Standard">
      <style:text-properties fo:font-weight="normal" officeooo:rsid="0038fb4f" officeooo:paragraph-rsid="0014812d" style:font-weight-asian="normal" style:font-weight-complex="normal"/>
    </style:style>
    <style:style style:name="P15" style:family="paragraph" style:parent-style-name="Standard">
      <style:text-properties fo:font-weight="normal" officeooo:rsid="0038a72b" officeooo:paragraph-rsid="0014812d" style:font-weight-asian="normal" style:font-weight-complex="normal"/>
    </style:style>
    <style:style style:name="P16" style:family="paragraph" style:parent-style-name="Standard">
      <style:text-properties fo:font-weight="normal" officeooo:rsid="0028c958" officeooo:paragraph-rsid="0014812d" style:font-weight-asian="normal" style:font-weight-complex="normal"/>
    </style:style>
    <style:style style:name="P17" style:family="paragraph" style:parent-style-name="Standard">
      <style:text-properties fo:font-weight="normal" officeooo:rsid="00166b63" officeooo:paragraph-rsid="00166b63" style:font-weight-asian="normal" style:font-weight-complex="normal"/>
    </style:style>
    <style:style style:name="P18" style:family="paragraph" style:parent-style-name="Standard">
      <style:text-properties fo:font-weight="normal" officeooo:rsid="001a101c" officeooo:paragraph-rsid="001a101c" style:font-weight-asian="normal" style:font-weight-complex="normal"/>
    </style:style>
    <style:style style:name="P19" style:family="paragraph" style:parent-style-name="Standard">
      <style:text-properties fo:font-weight="normal" officeooo:rsid="001f9c98" officeooo:paragraph-rsid="001f9c98" style:font-weight-asian="normal" style:font-weight-complex="normal"/>
    </style:style>
    <style:style style:name="P20" style:family="paragraph" style:parent-style-name="Standard">
      <style:text-properties fo:font-weight="normal" officeooo:rsid="001f9c98" officeooo:paragraph-rsid="0043b917" style:font-weight-asian="normal" style:font-weight-complex="normal"/>
    </style:style>
    <style:style style:name="P21" style:family="paragraph" style:parent-style-name="Standard">
      <style:text-properties fo:font-weight="normal" officeooo:rsid="00215e52" officeooo:paragraph-rsid="0021ee35" style:font-weight-asian="normal" style:font-weight-complex="normal"/>
    </style:style>
    <style:style style:name="P22" style:family="paragraph" style:parent-style-name="Standard">
      <style:text-properties fo:font-weight="normal" officeooo:rsid="003603fb" officeooo:paragraph-rsid="0014812d" style:font-weight-asian="normal" style:font-weight-complex="normal"/>
    </style:style>
    <style:style style:name="P23" style:family="paragraph" style:parent-style-name="Standard">
      <style:text-properties fo:font-weight="normal" officeooo:rsid="003175ad" officeooo:paragraph-rsid="003175ad" style:font-weight-asian="normal" style:font-weight-complex="normal"/>
    </style:style>
    <style:style style:name="P24" style:family="paragraph" style:parent-style-name="Standard">
      <style:text-properties fo:font-weight="normal" officeooo:rsid="0043b917" officeooo:paragraph-rsid="0043b917" style:font-weight-asian="normal" style:font-weight-complex="normal"/>
    </style:style>
    <style:style style:name="P25" style:family="paragraph" style:parent-style-name="Standard">
      <style:text-properties fo:font-weight="bold" officeooo:rsid="001ab347" officeooo:paragraph-rsid="0014812d" style:font-weight-asian="bold" style:font-weight-complex="bold"/>
    </style:style>
    <style:style style:name="P26" style:family="paragraph" style:parent-style-name="Standard">
      <style:text-properties fo:font-style="italic" style:text-underline-style="solid" style:text-underline-width="auto" style:text-underline-color="font-color" fo:font-weight="normal" officeooo:rsid="002e3aae" officeooo:paragraph-rsid="0014812d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2e3aae" officeooo:paragraph-rsid="0014812d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215e52" officeooo:paragraph-rsid="0021ee35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style:text-underline-style="none" fo:font-weight="normal" officeooo:rsid="001f9c98" officeooo:paragraph-rsid="001f9c98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style:text-underline-style="none" fo:font-weight="normal" officeooo:rsid="00215e52" officeooo:paragraph-rsid="0021ee35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bold" officeooo:rsid="00215e52" officeooo:paragraph-rsid="0021ee35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normal" fo:font-weight="normal" officeooo:rsid="002e55b8" officeooo:paragraph-rsid="0014812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16fbf9" officeooo:paragraph-rsid="0016fbf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a101c" officeooo:paragraph-rsid="001a101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7a029" officeooo:paragraph-rsid="0021ee3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175ad" officeooo:paragraph-rsid="003175ad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2f916d" officeooo:paragraph-rsid="0014812d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230371" officeooo:paragraph-rsid="0023037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34a036" officeooo:paragraph-rsid="0014812d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246476" officeooo:paragraph-rsid="00246476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2b36d2" officeooo:paragraph-rsid="002b36d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339278" officeooo:paragraph-rsid="00339278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35cbf3" officeooo:paragraph-rsid="0035cbf3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35cbf3" officeooo:paragraph-rsid="0036866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36866e" officeooo:paragraph-rsid="0036866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38727c" officeooo:paragraph-rsid="0038727c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38727c" officeooo:paragraph-rsid="003a17b8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3a17b8" officeooo:paragraph-rsid="0038727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3a17b8" officeooo:paragraph-rsid="003a17b8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3b1a43" officeooo:paragraph-rsid="003b1a4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3eea4a" officeooo:paragraph-rsid="00409a96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3c1f8b" officeooo:paragraph-rsid="003c1f8b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3c1f8b" officeooo:paragraph-rsid="0043b917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18c94e" officeooo:paragraph-rsid="0043b917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bold" officeooo:rsid="0034a036" officeooo:paragraph-rsid="0014812d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style:text-underline-style="solid" style:text-underline-width="auto" style:text-underline-color="font-color" fo:font-weight="normal" officeooo:rsid="002e3aae" officeooo:paragraph-rsid="0014812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text-line-through-style="none" style:text-line-through-type="none" fo:font-style="italic" style:text-underline-style="solid" style:text-underline-width="auto" style:text-underline-color="font-color" fo:font-weight="normal" officeooo:rsid="002e3aae" officeooo:paragraph-rsid="0014812d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ize="12pt" fo:font-style="normal" style:text-underline-style="none" fo:font-weight="normal" officeooo:rsid="00230371" officeooo:paragraph-rsid="0029bf11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style:text-underline-style="none" fo:font-weight="normal" officeooo:rsid="002ad650" officeooo:paragraph-rsid="002ad650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style:text-underline-style="none" fo:font-weight="normal" officeooo:rsid="002ca65a" officeooo:paragraph-rsid="002ca65a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2">
      <style:text-properties fo:font-weight="normal" officeooo:rsid="00338c63" officeooo:paragraph-rsid="0014812d" style:font-weight-asian="normal" style:font-weight-complex="normal"/>
    </style:style>
    <style:style style:name="P62" style:family="paragraph" style:parent-style-name="Standard" style:list-style-name="L2">
      <style:text-properties fo:font-weight="normal" officeooo:rsid="003361ad" officeooo:paragraph-rsid="002da4ae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31ed21" officeooo:paragraph-rsid="0014812d" style:font-weight-asian="normal" style:font-weight-complex="normal"/>
    </style:style>
    <style:style style:name="P64" style:family="paragraph" style:parent-style-name="Standard" style:list-style-name="L3">
      <style:text-properties fo:font-weight="normal" officeooo:rsid="00215e52" officeooo:paragraph-rsid="0021ee35" style:font-weight-asian="normal" style:font-weight-complex="normal"/>
    </style:style>
    <style:style style:name="P65" style:family="paragraph" style:parent-style-name="Standard" style:list-style-name="L5">
      <style:text-properties fo:font-weight="normal" officeooo:rsid="002c7ee7" officeooo:paragraph-rsid="0014812d" style:font-weight-asian="normal" style:font-weight-complex="normal"/>
    </style:style>
    <style:style style:name="P66" style:family="paragraph" style:parent-style-name="Standard" style:list-style-name="L5">
      <style:text-properties fo:font-weight="normal" officeooo:rsid="002c7ee7" officeooo:paragraph-rsid="0021ee35" style:font-weight-asian="normal" style:font-weight-complex="normal"/>
    </style:style>
    <style:style style:name="P67" style:family="paragraph" style:parent-style-name="Standard" style:list-style-name="L5">
      <style:text-properties fo:font-weight="normal" officeooo:rsid="0038a72b" officeooo:paragraph-rsid="0014812d" style:font-weight-asian="normal" style:font-weight-complex="normal"/>
    </style:style>
    <style:style style:name="P68" style:family="paragraph" style:parent-style-name="Standard" style:list-style-name="L5">
      <style:text-properties fo:font-weight="normal" officeooo:rsid="0038a72b" officeooo:paragraph-rsid="0021ee35" style:font-weight-asian="normal" style:font-weight-complex="normal"/>
    </style:style>
    <style:style style:name="P69" style:family="paragraph" style:parent-style-name="Standard">
      <style:text-properties fo:font-weight="normal" officeooo:rsid="002646b5" officeooo:paragraph-rsid="0014812d" style:font-weight-asian="normal" style:font-weight-complex="normal"/>
    </style:style>
    <style:style style:name="P70" style:family="paragraph" style:parent-style-name="Standard">
      <style:text-properties fo:font-weight="normal" officeooo:rsid="004adf9b" officeooo:paragraph-rsid="004adf9b" style:font-weight-asian="normal" style:font-weight-complex="normal"/>
    </style:style>
    <style:style style:name="P71" style:family="paragraph" style:parent-style-name="Standard">
      <style:text-properties fo:font-weight="normal" officeooo:rsid="0036a97e" officeooo:paragraph-rsid="004e1d24" style:font-weight-asian="normal" style:font-weight-complex="normal"/>
    </style:style>
    <style:style style:name="P72" style:family="paragraph" style:parent-style-name="Standard">
      <style:text-properties fo:font-weight="normal" officeooo:rsid="0036dbfb" officeooo:paragraph-rsid="0014812d" style:font-weight-asian="normal" style:font-weight-complex="normal"/>
    </style:style>
    <style:style style:name="P73" style:family="paragraph" style:parent-style-name="Standard">
      <style:text-properties fo:font-weight="normal" officeooo:rsid="002e3aae" officeooo:paragraph-rsid="0047eeb7" fo:background-color="#fff200" style:font-weight-asian="normal" style:font-weight-complex="normal"/>
    </style:style>
    <style:style style:name="P74" style:family="paragraph" style:parent-style-name="Standard">
      <style:text-properties fo:font-weight="normal" officeooo:rsid="002f916d" officeooo:paragraph-rsid="0047eeb7" fo:background-color="#fff200" style:font-weight-asian="normal" style:font-weight-complex="normal"/>
    </style:style>
    <style:style style:name="P75" style:family="paragraph" style:parent-style-name="Standard">
      <style:text-properties fo:font-weight="normal" officeooo:rsid="002fb136" officeooo:paragraph-rsid="00491e2c" fo:background-color="#fff200" style:font-weight-asian="normal" style:font-weight-complex="normal"/>
    </style:style>
    <style:style style:name="P76" style:family="paragraph" style:parent-style-name="Standard">
      <style:text-properties fo:font-weight="normal" officeooo:rsid="0034a036" officeooo:paragraph-rsid="0014812d" fo:background-color="transparent" style:font-weight-asian="normal" style:font-weight-complex="normal"/>
    </style:style>
    <style:style style:name="P77" style:family="paragraph" style:parent-style-name="Standard" style:list-style-name="L4">
      <style:text-properties fo:font-style="italic" fo:font-weight="normal" officeooo:rsid="00215e52" officeooo:paragraph-rsid="0021ee35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style:text-underline-style="solid" style:text-underline-width="auto" style:text-underline-color="font-color" fo:font-weight="normal" officeooo:rsid="002e3aae" officeooo:paragraph-rsid="0014812d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style:text-underline-style="solid" style:text-underline-width="auto" style:text-underline-color="font-color" fo:font-weight="normal" officeooo:rsid="002f916d" officeooo:paragraph-rsid="004aec14" fo:background-color="#fff200" style:font-style-asian="italic" style:font-weight-asian="normal" style:font-style-complex="italic" style:font-weight-complex="normal"/>
    </style:style>
    <style:style style:name="P80" style:family="paragraph" style:parent-style-name="Standard" style:list-style-name="L4">
      <style:text-properties fo:font-style="normal" fo:font-weight="normal" officeooo:rsid="00215e52" officeooo:paragraph-rsid="0021ee35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2e55b8" officeooo:paragraph-rsid="0047eeb7" fo:background-color="#fff200" style:font-style-asian="normal" style:font-weight-asian="normal" style:font-style-complex="normal" style:font-weight-complex="normal"/>
    </style:style>
    <style:style style:name="P82" style:family="paragraph" style:parent-style-name="Standard" style:list-style-name="L6">
      <style:text-properties fo:font-style="normal" style:text-underline-style="none" fo:font-weight="bold" officeooo:rsid="0022c518" officeooo:paragraph-rsid="00246476" style:font-style-asian="normal" style:font-weight-asian="bold" style:font-style-complex="normal" style:font-weight-complex="bold"/>
    </style:style>
    <style:style style:name="P83" style:family="paragraph" style:parent-style-name="Standard" style:list-style-name="L6">
      <style:text-properties fo:font-style="normal" style:text-underline-style="none" fo:font-weight="bold" officeooo:rsid="0022c518" officeooo:paragraph-rsid="0022c518" style:font-style-asian="normal" style:font-weight-asian="bold" style:font-style-complex="normal" style:font-weight-complex="bold"/>
    </style:style>
    <style:style style:name="P84" style:family="paragraph" style:parent-style-name="Standard" style:list-style-name="L6">
      <style:text-properties fo:font-style="normal" style:text-underline-style="none" fo:font-weight="bold" officeooo:rsid="0022c518" officeooo:paragraph-rsid="0026486c" style:font-style-asian="normal" style:font-weight-asian="bold" style:font-style-complex="normal" style:font-weight-complex="bold"/>
    </style:style>
    <style:style style:name="P85" style:family="paragraph" style:parent-style-name="Standard" style:list-style-name="L7">
      <style:text-properties fo:font-style="normal" style:text-underline-style="none" fo:font-weight="bold" officeooo:rsid="00246476" officeooo:paragraph-rsid="00246476" style:font-style-asian="normal" style:font-weight-asian="bold" style:font-style-complex="normal" style:font-weight-complex="bold"/>
    </style:style>
    <style:style style:name="P86" style:family="paragraph" style:parent-style-name="Standard" style:list-style-name="L7">
      <style:text-properties fo:font-style="normal" style:text-underline-style="none" fo:font-weight="bold" officeooo:rsid="00246476" officeooo:paragraph-rsid="002ca65a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font-style="normal" style:text-underline-style="none" fo:font-weight="bold" officeooo:rsid="00420acd" officeooo:paragraph-rsid="00420acd" style:font-style-asian="normal" style:font-weight-asian="bold" style:font-style-complex="normal" style:font-weight-complex="bold"/>
    </style:style>
    <style:style style:name="P88" style:family="paragraph" style:parent-style-name="Standard" style:list-style-name="L6">
      <style:text-properties fo:font-style="normal" style:text-underline-style="none" fo:font-weight="normal" officeooo:rsid="0022c518" officeooo:paragraph-rsid="00246476" style:font-style-asian="normal" style:font-weight-asian="normal" style:font-style-complex="normal" style:font-weight-complex="normal"/>
    </style:style>
    <style:style style:name="P89" style:family="paragraph" style:parent-style-name="Standard" style:list-style-name="L6">
      <style:text-properties fo:font-style="normal" style:text-underline-style="none" fo:font-weight="normal" officeooo:rsid="0022c518" officeooo:paragraph-rsid="0029bf11" style:font-style-asian="normal" style:font-weight-asian="normal" style:font-style-complex="normal" style:font-weight-complex="normal"/>
    </style:style>
    <style:style style:name="P90" style:family="paragraph" style:parent-style-name="Standard" style:list-style-name="L6">
      <style:text-properties fo:font-style="normal" style:text-underline-style="none" fo:font-weight="normal" officeooo:rsid="00246476" officeooo:paragraph-rsid="00246476" style:font-style-asian="normal" style:font-weight-asian="normal" style:font-style-complex="normal" style:font-weight-complex="normal"/>
    </style:style>
    <style:style style:name="P91" style:family="paragraph" style:parent-style-name="Standard" style:list-style-name="L7">
      <style:text-properties fo:font-style="normal" style:text-underline-style="none" fo:font-weight="normal" officeooo:rsid="00246476" officeooo:paragraph-rsid="00246476" style:font-style-asian="normal" style:font-weight-asian="normal" style:font-style-complex="normal" style:font-weight-complex="normal"/>
    </style:style>
    <style:style style:name="P92" style:family="paragraph" style:parent-style-name="Standard" style:list-style-name="L7">
      <style:text-properties fo:font-style="normal" style:text-underline-style="none" fo:font-weight="normal" officeooo:rsid="00246476" officeooo:paragraph-rsid="002ca65a" style:font-style-asian="normal" style:font-weight-asian="normal" style:font-style-complex="normal" style:font-weight-complex="normal"/>
    </style:style>
    <style:style style:name="P93" style:family="paragraph" style:parent-style-name="Standard" style:list-style-name="L6">
      <style:text-properties fo:font-style="normal" style:text-underline-style="none" fo:font-weight="normal" officeooo:rsid="0026486c" officeooo:paragraph-rsid="0026486c" style:font-style-asian="normal" style:font-weight-asian="normal" style:font-style-complex="normal" style:font-weight-complex="normal"/>
    </style:style>
    <style:style style:name="P94" style:family="paragraph" style:parent-style-name="Standard" style:list-style-name="L6">
      <style:text-properties fo:font-style="normal" style:text-underline-style="none" fo:font-weight="normal" officeooo:rsid="00282471" officeooo:paragraph-rsid="00282471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339278" officeooo:paragraph-rsid="00339278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35402b" officeooo:paragraph-rsid="00339278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rsid="0036866e" officeooo:paragraph-rsid="00420acd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38727c" officeooo:paragraph-rsid="00530a55" style:font-style-asian="normal" style:font-weight-asian="normal" style:font-style-complex="normal" style:font-weight-complex="normal"/>
    </style:style>
    <style:style style:name="P99" style:family="paragraph" style:parent-style-name="Standard" style:list-style-name="L6">
      <style:text-properties fo:font-size="12pt" fo:font-style="normal" style:text-underline-style="none" fo:font-weight="normal" officeooo:rsid="00230371" officeooo:paragraph-rsid="0029bf11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6">
      <style:text-properties fo:font-size="12pt" fo:font-style="normal" style:text-underline-style="none" fo:font-weight="normal" officeooo:rsid="0029bf11" officeooo:paragraph-rsid="00282471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6">
      <style:text-properties fo:font-size="12pt" fo:font-style="normal" style:text-underline-style="none" fo:font-weight="normal" officeooo:rsid="0029bf11" officeooo:paragraph-rsid="0029bf11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6">
      <style:text-properties fo:font-size="12pt" fo:font-style="normal" style:text-underline-style="none" fo:font-weight="normal" officeooo:rsid="002ad650" officeooo:paragraph-rsid="002ad650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6">
      <style:text-properties fo:font-size="10pt" fo:font-style="normal" style:text-underline-style="none" fo:font-weight="normal" officeooo:rsid="00339278" officeooo:paragraph-rsid="00339278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 style:list-style-name="L7">
      <style:text-properties fo:font-size="10pt" fo:font-style="normal" style:text-underline-style="none" fo:font-weight="normal" officeooo:rsid="00339278" officeooo:paragraph-rsid="00339278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text-properties fo:color="#999999" fo:font-weight="normal" officeooo:rsid="0052520a" officeooo:paragraph-rsid="0052520a" style:font-weight-asian="normal" style:font-weight-complex="normal"/>
    </style:style>
    <style:style style:name="P106" style:family="paragraph" style:parent-style-name="Standard">
      <style:text-properties fo:color="#999999" fo:font-weight="normal" officeooo:rsid="0036dbfb" officeooo:paragraph-rsid="0014812d" style:font-weight-asian="normal" style:font-weight-complex="normal"/>
    </style:style>
    <style:style style:name="P107" style:family="paragraph" style:parent-style-name="Standard">
      <style:text-properties fo:color="#999999" fo:font-weight="normal" officeooo:rsid="0037a029" officeooo:paragraph-rsid="0014812d" style:font-weight-asian="normal" style:font-weight-complex="normal"/>
    </style:style>
    <style:style style:name="P108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weight="normal" officeooo:rsid="001f9c98" officeooo:paragraph-rsid="001f9c98" style:font-weight-asian="normal" style:font-weight-complex="normal"/>
    </style:style>
    <style:style style:name="P109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weight="normal" officeooo:rsid="001f9c98" officeooo:paragraph-rsid="0043b917" style:font-weight-asian="normal" style:font-weight-complex="normal"/>
    </style:style>
    <style:style style:name="P110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weight="normal" officeooo:rsid="0043b917" officeooo:paragraph-rsid="0043b917" style:font-weight-asian="normal" style:font-weight-complex="normal"/>
    </style:style>
    <style:style style:name="P111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weight="bold" officeooo:rsid="001f9c98" officeooo:paragraph-rsid="0043b917" style:font-weight-asian="bold" style:font-weight-complex="bold"/>
    </style:style>
    <style:style style:name="P112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weight="bold" officeooo:rsid="0043b917" officeooo:paragraph-rsid="0043b917" style:font-weight-asian="bold" style:font-weight-complex="bold"/>
    </style:style>
    <style:style style:name="P113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style:text-line-through-style="none" style:text-line-through-type="none" fo:font-weight="normal" officeooo:rsid="0043b917" officeooo:paragraph-rsid="0043b917" style:font-weight-asian="normal" style:font-weight-complex="normal"/>
    </style:style>
    <style:style style:name="P1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812d"/>
    </style:style>
    <style:style style:name="T2" style:family="text">
      <style:text-properties officeooo:rsid="0026c25d"/>
    </style:style>
    <style:style style:name="T3" style:family="text">
      <style:text-properties officeooo:rsid="002fb13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38c63" style:font-style-asian="italic" style:font-style-complex="italic"/>
    </style:style>
    <style:style style:name="T6" style:family="text">
      <style:text-properties fo:font-style="italic" officeooo:rsid="003603fb" style:font-style-asian="italic" style:font-style-complex="italic"/>
    </style:style>
    <style:style style:name="T7" style:family="text">
      <style:text-properties fo:font-style="italic" officeooo:rsid="0037a029" style:font-style-asian="italic" style:font-style-complex="italic"/>
    </style:style>
    <style:style style:name="T8" style:family="text">
      <style:text-properties fo:font-style="italic" officeooo:rsid="00166b63" style:font-style-asian="italic" style:font-style-complex="italic"/>
    </style:style>
    <style:style style:name="T9" style:family="text">
      <style:text-properties fo:font-style="italic" officeooo:rsid="0046be3e" style:font-style-asian="italic" style:font-style-complex="italic"/>
    </style:style>
    <style:style style:name="T10" style:family="text">
      <style:text-properties fo:font-style="italic" officeooo:rsid="002da4ae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338c63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301489" fo:background-color="#fff200" loext:char-shading-value="0"/>
    </style:style>
    <style:style style:name="T15" style:family="text">
      <style:text-properties officeooo:rsid="002e55b8" fo:background-color="#fff200" loext:char-shading-value="0"/>
    </style:style>
    <style:style style:name="T16" style:family="text">
      <style:text-properties officeooo:rsid="003361ad"/>
    </style:style>
    <style:style style:name="T17" style:family="text">
      <style:text-properties officeooo:rsid="00301489"/>
    </style:style>
    <style:style style:name="T18" style:family="text">
      <style:text-properties officeooo:rsid="0036a97e"/>
    </style:style>
    <style:style style:name="T19" style:family="text">
      <style:text-properties officeooo:rsid="0036dbf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8a72b" style:font-style-asian="normal" style:font-style-complex="normal"/>
    </style:style>
    <style:style style:name="T22" style:family="text">
      <style:text-properties fo:font-style="normal" officeooo:rsid="0021ee35" style:font-style-asian="normal" style:font-style-complex="normal"/>
    </style:style>
    <style:style style:name="T23" style:family="text">
      <style:text-properties fo:font-style="normal" officeooo:rsid="002e55b8" style:font-style-asian="normal" style:font-style-complex="normal"/>
    </style:style>
    <style:style style:name="T24" style:family="text">
      <style:text-properties fo:font-style="normal" officeooo:rsid="002fb136" style:font-style-asian="normal" style:font-style-complex="normal"/>
    </style:style>
    <style:style style:name="T25" style:family="text">
      <style:text-properties fo:font-style="normal" officeooo:rsid="0046be3e" style:font-style-asian="normal" style:font-style-complex="normal"/>
    </style:style>
    <style:style style:name="T26" style:family="text">
      <style:text-properties fo:font-style="normal" officeooo:rsid="0047eeb7" style:font-style-asian="normal" style:font-style-complex="normal"/>
    </style:style>
    <style:style style:name="T27" style:family="text">
      <style:text-properties fo:font-style="normal" officeooo:rsid="002f916d" style:font-style-asian="normal" style:font-style-complex="normal"/>
    </style:style>
    <style:style style:name="T28" style:family="text">
      <style:text-properties fo:font-style="normal" officeooo:rsid="00491e2c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8a72b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66b63" style:font-style-asian="normal" style:font-weight-asian="bold" style:font-style-complex="normal" style:font-weight-complex="bold"/>
    </style:style>
    <style:style style:name="T32" style:family="text">
      <style:text-properties officeooo:rsid="002e55b8"/>
    </style:style>
    <style:style style:name="T33" style:family="text">
      <style:text-properties officeooo:rsid="00166b63"/>
    </style:style>
    <style:style style:name="T34" style:family="text">
      <style:text-properties officeooo:rsid="0016fbf9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6fbf9" style:font-weight-asian="bold" style:font-weight-complex="bold"/>
    </style:style>
    <style:style style:name="T37" style:family="text">
      <style:text-properties officeooo:rsid="0021ee35"/>
    </style:style>
    <style:style style:name="T38" style:family="text">
      <style:text-properties officeooo:rsid="0022c518"/>
    </style:style>
    <style:style style:name="T39" style:family="text">
      <style:text-properties officeooo:rsid="00230371"/>
    </style:style>
    <style:style style:name="T40" style:family="text">
      <style:text-properties officeooo:rsid="0026486c"/>
    </style:style>
    <style:style style:name="T41" style:family="text">
      <style:text-properties officeooo:rsid="0029bf11"/>
    </style:style>
    <style:style style:name="T42" style:family="text">
      <style:text-properties officeooo:rsid="002bb6b0"/>
    </style:style>
    <style:style style:name="T43" style:family="text">
      <style:text-properties officeooo:rsid="002ca65a"/>
    </style:style>
    <style:style style:name="T44" style:family="text">
      <style:text-properties officeooo:rsid="002ccd36"/>
    </style:style>
    <style:style style:name="T45" style:family="text">
      <style:text-properties officeooo:rsid="002da4ae"/>
    </style:style>
    <style:style style:name="T46" style:family="text">
      <style:text-properties officeooo:rsid="002f828b"/>
    </style:style>
    <style:style style:name="T47" style:family="text">
      <style:text-properties officeooo:rsid="003175ad"/>
    </style:style>
    <style:style style:name="T48" style:family="text">
      <style:text-properties officeooo:rsid="0035402b"/>
    </style:style>
    <style:style style:name="T49" style:family="text">
      <style:text-properties officeooo:rsid="0036866e"/>
    </style:style>
    <style:style style:name="T50" style:family="text">
      <style:text-properties officeooo:rsid="003a17b8"/>
    </style:style>
    <style:style style:name="T51" style:family="text">
      <style:text-properties officeooo:rsid="003c0e89"/>
    </style:style>
    <style:style style:name="T52" style:family="text">
      <style:text-properties officeooo:rsid="00409a96"/>
    </style:style>
    <style:style style:name="T53" style:family="text">
      <style:text-properties officeooo:rsid="00420acd"/>
    </style:style>
    <style:style style:name="T54" style:family="text">
      <style:text-properties officeooo:rsid="0046be3e"/>
    </style:style>
    <style:style style:name="T55" style:family="text">
      <style:text-properties officeooo:rsid="0047eeb7"/>
    </style:style>
    <style:style style:name="T56" style:family="text">
      <style:text-properties officeooo:rsid="00491e2c"/>
    </style:style>
    <style:style style:name="T57" style:family="text">
      <style:text-properties officeooo:rsid="004aec14"/>
    </style:style>
    <style:style style:name="T58" style:family="text">
      <style:text-properties officeooo:rsid="004ced76"/>
    </style:style>
    <style:style style:name="T59" style:family="text">
      <style:text-properties officeooo:rsid="004e1d24"/>
    </style:style>
    <style:style style:name="T60" style:family="text">
      <style:text-properties fo:color="#808080"/>
    </style:style>
    <style:style style:name="T61" style:family="text">
      <style:text-properties fo:color="#808080" officeooo:rsid="0050b360"/>
    </style:style>
    <style:style style:name="T62" style:family="text">
      <style:text-properties fo:color="#999999"/>
    </style:style>
    <style:style style:name="T63" style:family="text">
      <style:text-properties fo:color="#999999" officeooo:rsid="0050b360"/>
    </style:style>
    <style:style style:name="T64" style:family="text">
      <style:text-properties officeooo:rsid="0052520a"/>
    </style:style>
    <style:style style:name="T65" style:family="text">
      <style:text-properties officeooo:rsid="00529461"/>
    </style:style>
    <style:style style:name="T66" style:family="text">
      <style:text-properties officeooo:rsid="00530a55"/>
    </style:style>
    <style:style style:name="T67" style:family="text">
      <style:text-properties officeooo:rsid="0054ffd7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ышление</text:p>
      <text:p text:style-name="P2"/>
      <text:p text:style-name="P3">Мышление <text:span text:style-name="T2">состоит из элементарных актов обработки воспринятой информации. Оно связано с эмоциональными центрами, которые выполняют роль системы оценки значимости того или иного результата мышления с точки зрения соответствия заложенным в человека базовых программ поведения (потребностям). Результаты мышления соответствующие возможности или невозможности удовлетворить потребность сохраняются и формируют индивидуальный мыслительный опыт (память мыслей).</text:span></text:p>
      <text:p text:style-name="P3"/>
      <text:p text:style-name="P70">Процесс мышления базируется на действии процессов Восприятия, Действия, Памяти и Эмоций. Процесс мышления неразрывно связан с процесами Восприятия образов и Действия над образами <text:span text:style-name="T57">С</text:span>убъективного или <text:span text:style-name="T57">О</text:span>бъективного мира. Восприятие Субъективного мира происходит преимущественно в процессе <text:span text:style-name="T57">С</text:span>новидений, когда поток данных от органов чувств (рецепторов) сменяется потоком данных воспроизводимых из Памяти мозга. <text:span text:style-name="T57">Восприятие Объективного мира происходит в процессе повседневной жизни, когда поток данных исходит от органов чувств.</text:span>Процессы восприятия образов и действия над образами выполняются параллельно. <text:span text:style-name="T57">Действие над образами в процессе Мышления — творческий акт выбора человеческой Души. Таким образом выполняется логика утверждения Рене Декарта «Я мыслю — а значит я существую». Существование человека неразрывно связано с мыслительным процессом.</text:span></text:p>
      <text:p text:style-name="P19"/>
      <text:p text:style-name="P19">Мышление развивается <text:span text:style-name="T56">по стадиям, в порядке возрастания сложности мыслительных алгоритмов обработки информации</text:span>. <text:span text:style-name="T56">При нормальном развитии</text:span> каждые 4 года происходит <text:span text:style-name="T56">переход на более совершенную форму мышления</text:span>. Формы мышления <text:span text:style-name="T56">и стадии их включения приведены в таблице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3579693839" text:style-name="L1">
              <text:list-header>
                <text:p text:style-name="P108">Форма мышления</text:p>
              </text:list-header>
            </text:list>
          </table:table-cell>
          <table:table-cell table:style-name="Table1.B1" office:value-type="string">
            <text:list xml:id="list190754588133959" text:continue-numbering="true" text:style-name="L1">
              <text:list-header>
                <text:p text:style-name="P108">Возраст <text:span text:style-name="T56">включения</text:span>, <text:span text:style-name="T56">лет</text:span></text:p>
              </text:list-header>
            </text:list>
          </table:table-cell>
        </table:table-row>
        <table:table-row>
          <table:table-cell table:style-name="Table1.A2" office:value-type="string">
            <text:list xml:id="list190753919509583" text:continue-numbering="true" text:style-name="L1">
              <text:list-header>
                <text:p text:style-name="P108">Наглядно-действенное</text:p>
              </text:list-header>
            </text:list>
          </table:table-cell>
          <table:table-cell table:style-name="Table1.B2" office:value-type="string">
            <text:list xml:id="list190753711890071" text:continue-numbering="true" text:style-name="L1">
              <text:list-header>
                <text:p text:style-name="P108">0 — 4 </text:p>
              </text:list-header>
            </text:list>
          </table:table-cell>
        </table:table-row>
        <table:table-row>
          <table:table-cell table:style-name="Table1.A2" office:value-type="string">
            <text:list xml:id="list190753602982314" text:continue-numbering="true" text:style-name="L1">
              <text:list-header>
                <text:p text:style-name="P108">Наглядно-образное</text:p>
              </text:list-header>
            </text:list>
          </table:table-cell>
          <table:table-cell table:style-name="Table1.B2" office:value-type="string">
            <text:list xml:id="list190754349227134" text:continue-numbering="true" text:style-name="L1">
              <text:list-header>
                <text:p text:style-name="P108">4 — 8 </text:p>
              </text:list-header>
            </text:list>
          </table:table-cell>
        </table:table-row>
        <table:table-row>
          <table:table-cell table:style-name="Table1.A2" office:value-type="string">
            <text:list xml:id="list190754793432106" text:continue-numbering="true" text:style-name="L1">
              <text:list-header>
                <text:p text:style-name="P108">Ассоциативное</text:p>
              </text:list-header>
            </text:list>
          </table:table-cell>
          <table:table-cell table:style-name="Table1.B2" office:value-type="string">
            <text:list xml:id="list190754153778540" text:continue-numbering="true" text:style-name="L1">
              <text:list-header>
                <text:p text:style-name="P108">8 — 12 </text:p>
              </text:list-header>
            </text:list>
          </table:table-cell>
        </table:table-row>
        <table:table-row>
          <table:table-cell table:style-name="Table1.A2" office:value-type="string">
            <text:list xml:id="list190753357571072" text:continue-numbering="true" text:style-name="L1">
              <text:list-header>
                <text:p text:style-name="P108">Логическое</text:p>
              </text:list-header>
            </text:list>
          </table:table-cell>
          <table:table-cell table:style-name="Table1.B2" office:value-type="string">
            <text:list xml:id="list190753627189043" text:continue-numbering="true" text:style-name="L1">
              <text:list-header>
                <text:p text:style-name="P108">12 — 16 </text:p>
              </text:list-header>
            </text:list>
          </table:table-cell>
        </table:table-row>
        <table:table-row>
          <table:table-cell table:style-name="Table1.A2" office:value-type="string">
            <text:list xml:id="list190755214962262" text:continue-numbering="true" text:style-name="L1">
              <text:list-header>
                <text:p text:style-name="P108">Диалектическое-Идеалистическое</text:p>
              </text:list-header>
            </text:list>
          </table:table-cell>
          <table:table-cell table:style-name="Table1.B2" office:value-type="string">
            <text:list xml:id="list190753881596397" text:continue-numbering="true" text:style-name="L1">
              <text:list-header>
                <text:p text:style-name="P108">16 — 20</text:p>
              </text:list-header>
            </text:list>
          </table:table-cell>
        </table:table-row>
        <table:table-row>
          <table:table-cell table:style-name="Table1.A2" office:value-type="string">
            <text:p text:style-name="P19">Диалектически-Материалистическое</text:p>
          </table:table-cell>
          <table:table-cell table:style-name="Table1.B2" office:value-type="string">
            <text:p text:style-name="P19">20 — 24 </text:p>
          </table:table-cell>
        </table:table-row>
        <table:table-row>
          <table:table-cell table:style-name="Table1.A2" office:value-type="string">
            <text:list xml:id="list190753517149428" text:continue-numbering="true" text:style-name="L1">
              <text:list-header>
                <text:p text:style-name="P108">Сценарное</text:p>
              </text:list-header>
            </text:list>
          </table:table-cell>
          <table:table-cell table:style-name="Table1.B2" office:value-type="string">
            <text:list xml:id="list190753313609346" text:continue-numbering="true" text:style-name="L1">
              <text:list-header>
                <text:p text:style-name="P108">24 — 28 </text:p>
              </text:list-header>
            </text:list>
          </table:table-cell>
        </table:table-row>
      </table:table>
      <text:p text:style-name="P3"/>
      <text:p text:style-name="P29">В нормальном случае в возрасте 28 лет человек обретает возможность быть сценаристом собственной жизни.</text:p>
      <text:p text:style-name="P26"/>
      <text:p text:style-name="P26">Наглядно-действенное</text:p>
      <text:p text:style-name="P26"/>
      <text:p text:style-name="P79"><text:span text:style-name="T55">впечатление </text:span>(<text:span text:style-name="T25">Объективный мир</text:span><text:span text:style-name="T23">→ </text:span>Восприятие <text:span text:style-name="T55">образа</text:span>→ <text:span text:style-name="T24">Эмоциональная оценка </text:span><text:span text:style-name="T26">образа </text:span><text:span text:style-name="T20">→</text:span><text:span text:style-name="T26"> Сохранение образа в Память</text:span>) </text:p>
      <text:p text:style-name="P27"/>
      <text:p text:style-name="P81"><text:span text:style-name="T3">метод проб и ошибок </text:span>(<text:span text:style-name="T54">Объективный мир</text:span>→ Восприятие <text:span text:style-name="T55">образа</text:span> → Действие <text:span text:style-name="T56">над образом</text:span>→<text:span text:style-name="T3"> Эмоциональная оценка результата действия→ Сохранение образа и результата действия в Память</text:span>→<text:span text:style-name="T3">)</text:span></text:p>
      <text:p text:style-name="P32"/>
      <text:p text:style-name="P32"><text:soft-page-break/>Смысл наглядно действенного мышления заключается в формировании базовых представлений о мире, т.е. получение <text:span text:style-name="T4">сенситивной (чувственной) </text:span><text:span text:style-name="T9">информации о мире и формировании наглядно-образной </text:span>модели мира, включая представлени<text:span text:style-name="T12">я</text:span> о собственном теле.</text:p>
      <text:p text:style-name="P4"/>
      <text:p text:style-name="P26">Наглядно-образное (эйдетическое)</text:p>
      <text:p text:style-name="P4"/>
      <text:p text:style-name="P5">Смысл наглядно образного мышления состоит в развитии способности использовать собственное представление о мире, его <text:span text:style-name="T54">наглядно-образную</text:span> модель.</text:p>
      <text:p text:style-name="P5"/>
      <text:p text:style-name="P73"><text:span text:style-name="T55">представление </text:span>(<text:span text:style-name="T55">Воспроизведение образа из Памяти </text:span><text:span text:style-name="T23">→ </text:span><text:span text:style-name="T26">Восприятие образа</text:span><text:span text:style-name="T23">→</text:span><text:span text:style-name="T24"> Эмоциональная </text:span><text:span text:style-name="T25">реакция</text:span><text:span text:style-name="T23">→ </text:span>) </text:p>
      <text:p text:style-name="P5"/>
      <text:p text:style-name="P5">А также в уточнении сенситивной модели мира.</text:p>
      <text:p text:style-name="P74"/>
      <text:p text:style-name="P75"><text:span text:style-name="T56">элементарный творческий акт</text:span> ( <text:span text:style-name="T55">представление</text:span><text:span text:style-name="T23">→ </text:span><text:span text:style-name="T28">Действие над образом</text:span><text:span text:style-name="T20"> → Восприятие </text:span><text:span text:style-name="T28">образа</text:span><text:span text:style-name="T23">→ </text:span><text:span text:style-name="T20">Эмоциональная </text:span><text:span text:style-name="T25">реакция</text:span><text:span text:style-name="T26"> </text:span><text:span text:style-name="T27">→</text:span><text:span text:style-name="T26"> Сохранение образа в Память</text:span><text:span text:style-name="T25"> </text:span>) <office:annotation><dc:creator>Unknown Author</dc:creator><dc:date>2021-05-20T16:06:39.082039939</dc:date><text:p text:style-name="P114"><text:span text:style-name="T68">Характерно для сновидений и творчества</text:span></text:p></office:annotation></text:p>
      <text:p text:style-name="P5"/>
      <text:p text:style-name="P6">На данном этапе появляются все базовые операции для работы с <text:span text:style-name="T4">модальной информацией </text:span><text:span text:style-name="T5">(сенсорными </text:span><text:span text:style-name="T6">и сенсомоторными образами</text:span><text:span text:style-name="T5">)</text:span>.</text:p>
      <text:p text:style-name="P76"><text:span text:style-name="T4">Модальная информация может содержать пространственный образ объекта, его части или некоторого временного явления (либо действия), либо его аспекта.</text:span></text:p>
      <text:p text:style-name="P36">На базе наглядно-образного мышления развивается Творчество.</text:p>
      <text:p text:style-name="P4"/>
      <text:p text:style-name="P26">Ассоциативное</text:p>
      <text:p text:style-name="P26"/>
      <text:p text:style-name="P37">Ассоциативное мышление предназн<text:span text:style-name="T45">а</text:span>чено для формирования связей между <text:span text:style-name="T12">элементами (образами)</text:span> сенситивной модели мира.</text:p>
      <text:p text:style-name="P26"/>
      <text:p text:style-name="P4"><text:span text:style-name="T14">(Восприятие</text:span><text:span text:style-name="T13">→ </text:span><text:span text:style-name="T15">Ассоциация → Оценка → Память) стандартный механизм ассоциации</text:span></text:p>
      <text:p text:style-name="P5"/>
      <text:p text:style-name="P7">Существуют различные виды ассоциаций:</text:p>
      <text:p text:style-name="P7"/>
      <text:list xml:id="list1993820655" text:style-name="L2">
        <text:list-item>
          <text:p text:style-name="P61">Объединение модальной информации в объекты (Мишка: мягкий, лёгкий, пушистый и чёрный.).</text:p>
        </text:list-item>
        <text:list-item>
          <text:p text:style-name="P62">Сопоставления различных объектов друг другу (Это-это).</text:p>
        </text:list-item>
        <text:list-item>
          <text:p text:style-name="P63">Объединение объектов в единое целое <text:span text:style-name="T16">(Что такое стул? Это ножки, спинка и сиденье. )</text:span></text:p>
        </text:list-item>
        <text:list-item>
          <text:p text:style-name="P63">Объектные иерархии <text:span text:style-name="T16">(Что такое стая? Это вожак и племя)</text:span></text:p>
        </text:list-item>
      </text:list>
      <text:p text:style-name="P22"/>
      <text:p text:style-name="P5"><text:span text:style-name="T58">Результатом развития ассоциативного</text:span> <text:span text:style-name="T58">мышления является построение </text:span><text:span text:style-name="T4">лингвистической модели мира</text:span> <text:span text:style-name="T17">на основе ассоциации (сопоставления) модальной информации об объектах с их звуковыми (речь) и знаковыми образами (письменность).</text:span></text:p>
      <text:p text:style-name="P5"/>
      <text:p text:style-name="P71">Лингвистическая модель, <text:span text:style-name="T58">базирующаяся на 2-й сигнальной системе,</text:span> представляет собой совокупность объектов, их свойств <text:span text:style-name="T45">(модальностей)</text:span>, а также связей между объектами и объектные иерархии, также она включает в себя объектные последовательности как разновидность объектных иерархий <text:span text:style-name="T59">с порядковым рангом (примером таких иерархий могут быть слова)</text:span>. <text:span text:style-name="T45">Преимущество лингвистической картины мира состоит значительном в сжатии объёма модальной информации в </text:span><text:span text:style-name="T10">компактный языковой код, который быстрее и легче обрабатывать</text:span><text:span text:style-name="T45"> — это ускоряет процесс выработки адекватной реакции на происходящие в окружающей среде изменения, а также снижает расход энергетического ресурса мозга.</text:span></text:p>
      <text:p text:style-name="P5"/>
      <text:p text:style-name="P9"><text:soft-page-break/>Магическое мышление представляет собой разновидность ассоциативного мышления, основанного на случайн<text:span text:style-name="T33">ом субъективном ассоциировании объектов без обязательного наличия межжду ними объективной связи. Также это мышление тесно связано с появлением языка (2-й сигнальной системы) на данном уровне.</text:span></text:p>
      <text:p text:style-name="P9"/>
      <text:p text:style-name="P23">На базе ассоциативного мышления развивается Речь и Язык.</text:p>
      <text:p text:style-name="P4"/>
      <text:p text:style-name="P57">Логическое</text:p>
      <text:p text:style-name="P10"/>
      <text:p text:style-name="P7">На основе лингвистической модели строится логическая модель мира, <text:span text:style-name="T18">которая выражается в установлении повторяющихся закономерностей (истинных утверждений, фактов) и устранении случайных и несущественных связей (ложных утверждений) между объектами и их свойствами.</text:span></text:p>
      <text:p text:style-name="P7"/>
      <text:p text:style-name="P9">Основой для логического мышления является <text:span text:style-name="T8">утверждение</text:span>, <text:span text:style-name="T19">выраженное в форме лингвистического высказывания содержащего три базовых элемента:</text:span></text:p>
      <text:p text:style-name="P11"/>
      <text:p text:style-name="P11">Объект <text:span text:style-name="T60">— </text:span><text:span text:style-name="T61">то, о чём делается высказывание</text:span></text:p>
      <text:p text:style-name="P11">Предикат <text:span text:style-name="T60">— </text:span><text:span text:style-name="T61">говорит об отношении Объекта и Субъекта</text:span></text:p>
      <text:p text:style-name="P11">Субъект<text:span text:style-name="T62"> — </text:span><text:span text:style-name="T63">другой Объект, который связывается через Предикат с Объектом, о котором делается высказывание</text:span></text:p>
      <text:p text:style-name="P11"/>
      <text:p text:style-name="P11">Сократ есть человек.</text:p>
      <text:p text:style-name="P11"/>
      <text:p text:style-name="P11">Сократ — объект — лингвистический объект, ссылающийся на модальный <text:span text:style-name="T64">образ</text:span> <text:span text:style-name="T64">(образ Сократа)</text:span></text:p>
      <text:p text:style-name="P11">есть — предикат — отношение <text:span text:style-name="T64">тождества</text:span> <text:span text:style-name="T64">(вид</text:span> ассоциации с другим объектом<text:span text:style-name="T64">)</text:span></text:p>
      <text:p text:style-name="P11">человек — субъект — лингвистический объект, ссылающийся на модальный <text:span text:style-name="T64">образ (образ Человека)</text:span></text:p>
      <text:p text:style-name="P11"/>
      <text:p text:style-name="P105">Другие примеры:</text:p>
      <text:p text:style-name="P105"/>
      <text:p text:style-name="P106">Этот плащ — белый.</text:p>
      <text:p text:style-name="P106">Эта шляпа — не белая.</text:p>
      <text:p text:style-name="P107">Дождь <text:span text:style-name="T19">— </text:span>пошёл. <text:span text:style-name="T64">(понятия времени и действия также являются лингвистическими объектами)</text:span></text:p>
      <text:p text:style-name="P12"/>
      <text:p text:style-name="P12">Данная синтаксическая конструкция является базовой для описания фактов. Существуют также более сложные синтаксические конструкции, которые в конечном итоге сводятся базовой. К примеру</text:p>
      <text:p text:style-name="P11"/>
      <text:p text:style-name="P12">(Синюю шляпу) сдуло (сильным ветром).</text:p>
      <text:p text:style-name="P12">Шляпа синяя.</text:p>
      <text:p text:style-name="P12">Шляпу сдуло.</text:p>
      <text:p text:style-name="P12">Ветер сильный.</text:p>
      <text:p text:style-name="P12">Ветер сдул (шляпу).</text:p>
      <text:p text:style-name="P12"/>
      <text:p text:style-name="P14">Логический квадрат...</text:p>
      <text:p text:style-name="P15"/>
      <text:p text:style-name="P12"><text:span text:style-name="T31">Утверждения</text:span> являются атомами логического мышления.</text:p>
      <text:p text:style-name="P12"/>
      <text:p text:style-name="P12"/>
      <text:p text:style-name="P18"><text:soft-page-break/><text:span text:style-name="T29">Истина.</text:span><text:span text:style-name="T20"> </text:span><text:span text:style-name="T21">Истинные утверждения называются фактами.</text:span></text:p>
      <text:p text:style-name="P18"><text:span text:style-name="T30">Л</text:span><text:span text:style-name="T29">ожь. </text:span><text:span text:style-name="T20">Ложь это</text:span><text:span text:style-name="T29"> </text:span><text:span text:style-name="T20">не истина.</text:span></text:p>
      <text:p text:style-name="P34"/>
      <text:p text:style-name="P13"><text:span text:style-name="T20">Логическое мышление основано на </text:span><text:span text:style-name="T22">элементарных законах логики, правилах логического вывода и </text:span><text:span text:style-name="T21">логических операциях. </text:span><text:span text:style-name="T22">Смысл логики состоит в</text:span><text:span text:style-name="T20"> получени</text:span><text:span text:style-name="T22">и</text:span><text:span text:style-name="T20"> </text:span><text:span text:style-name="T21">истинных фактов на основе других истинных фактов</text:span><text:span text:style-name="T20">.</text:span></text:p>
      <text:p text:style-name="P35"/>
      <text:p text:style-name="P30"><text:span text:style-name="T37">Элементарные з</text:span>аконы логики <text:span text:style-name="T37">(базовые аксиомы)</text:span></text:p>
      <text:p text:style-name="P21"/>
      <text:list xml:id="list3915844941" text:style-name="L3">
        <text:list-item>
          <text:p text:style-name="P64"><text:span text:style-name="T4">Тождество: </text:span>A есть B тогда и только тогда когда B есть A</text:p>
        </text:list-item>
        <text:list-item>
          <text:p text:style-name="P64"><text:span text:style-name="T4">Отрицание: </text:span>A есть не B, тогда и только тогда когда B есть не A</text:p>
        </text:list-item>
        <text:list-item>
          <text:p text:style-name="P64"><text:span text:style-name="T4">Непротиворечие: </text:span>A либо A, либо не A</text:p>
        </text:list-item>
      </text:list>
      <text:p text:style-name="P21"/>
      <text:p text:style-name="P28">Правила логического вывода (логический квадрат)</text:p>
      <text:p text:style-name="P31"/>
      <text:list xml:id="list4108167181" text:style-name="L4">
        <text:list-item>
          <text:p text:style-name="P77">Все A суть все B: следовательно истино 4, ложно 2, ложно 3</text:p>
        </text:list-item>
        <text:list-item>
          <text:p text:style-name="P77">Все A суть некоторое B: следовательно истино 4, ложно 1, ложно 3</text:p>
        </text:list-item>
        <text:list-item>
          <text:p text:style-name="P77">Некоторое A суть всe B: следовательно истино <text:span text:style-name="T37">4, ложно 1</text:span></text:p>
        </text:list-item>
        <text:list-item>
          <text:p text:style-name="P80">Некторое A суть некоторое B</text:p>
        </text:list-item>
      </text:list>
      <text:p text:style-name="P8"/>
      <text:p text:style-name="P16"><text:span text:style-name="T4">Логически</text:span><text:span text:style-name="T7">е</text:span><text:span text:style-name="T4"> операций</text:span></text:p>
      <text:list xml:id="list3796619107" text:style-name="L5">
        <text:list-header>
          <text:p text:style-name="P65"/>
        </text:list-header>
        <text:list-item>
          <text:p text:style-name="P65"><text:span text:style-name="T35">Синтез</text:span> (дедукци<text:span text:style-name="T34">я</text:span>)</text:p>
          <text:p text:style-name="P65"/>
          <text:p text:style-name="P67"><text:span text:style-name="T37">Все л</text:span>юди смертны.</text:p>
          <text:p text:style-name="P67">Сократ — человек.</text:p>
          <text:p text:style-name="P67">______________</text:p>
          <text:p text:style-name="P67">Сократ смертен.</text:p>
          <text:p text:style-name="P67"/>
        </text:list-item>
        <text:list-item>
          <text:p text:style-name="P66"><text:span text:style-name="T35">Анализ</text:span> (индукци<text:span text:style-name="T34">я</text:span>)</text:p>
          <text:p text:style-name="P68">Сократ смертен.</text:p>
          <text:p text:style-name="P68">Сократ человек.</text:p>
          <text:p text:style-name="P68">______________</text:p>
          <text:p text:style-name="P68">Люди смертны (вероятно)</text:p>
          <text:p text:style-name="P65"/>
        </text:list-item>
        <text:list-item>
          <text:p text:style-name="P65"><text:span text:style-name="T35">Аналоги</text:span><text:span text:style-name="T36">я</text:span> (трансдукци<text:span text:style-name="T34">я</text:span>)</text:p>
          <text:p text:style-name="P67">Люди смертны.</text:p>
          <text:p text:style-name="P67">Сократ смертен.</text:p>
          <text:p text:style-name="P67">______________</text:p>
          <text:p text:style-name="P67">Сократ — человек (вероятно)</text:p>
        </text:list-item>
      </text:list>
      <text:p text:style-name="P15"/>
      <text:p text:style-name="P15">Утверждения по вероятности являются <text:span text:style-name="T4">гипотезами</text:span>.</text:p>
      <text:p text:style-name="P15"/>
      <text:p text:style-name="P15"><text:span text:style-name="T11">Гипотеза</text:span> это утверждение истинность или ложность <text:span text:style-name="T33">не установлена.</text:span></text:p>
      <text:p text:style-name="P1"/>
      <text:p text:style-name="P14">Для установления истинности или ложности гипотезы используют эксперимент (опыт) <text:span text:style-name="T33">или доказательство</text:span>.</text:p>
      <text:p text:style-name="P14"/>
      <text:p text:style-name="P17"><text:span text:style-name="T11">Доказательство</text:span> суть сведени<text:span text:style-name="T38">е</text:span> неизвестных (не наблюдаемых) фактов к известным (наблюдаемым).</text:p>
      <text:p text:style-name="P17"/>
      <text:p text:style-name="P17"><text:soft-page-break/><text:span text:style-name="T11">Эксперимент</text:span> суть непосредственная проверка факта при помощи наблюдения. <text:span text:style-name="T34">Также эксперимент может служить источником истинных фактов.</text:span></text:p>
      <text:p text:style-name="P17"/>
      <text:p text:style-name="P33">Истинные факты это те утверждения, истинность которых может быть установлена посредсвом доказательства или опыта.</text:p>
      <text:p text:style-name="P14"/>
      <text:p text:style-name="P14">Логическое мышление также имеет модификацию в виде математической логики (усовершенствованной формы логического мышления <text:span text:style-name="T34">на базе математического языка</text:span>). Математическая логика является <text:span text:style-name="T34">теоретической</text:span> базой для построения ЭВМ.</text:p>
      <text:p text:style-name="P14"/>
      <text:p text:style-name="P1">Цель <text:span text:style-name="T1">логического</text:span> мышления состоит в <text:span text:style-name="T46">установлении истинных фактов: уточнении лингвистической (магической)</text:span> картины мира <text:s/>основанной на чувственных данных, <text:span text:style-name="T45">устранении в ней лишних связей и не существующих объектов для формирования непротиворечивой логической картины действительности</text:span>. <text:span text:style-name="T47">На базе логического мышления развивается Философия.</text:span></text:p>
      <text:p text:style-name="P4"/>
      <text:p text:style-name="P26">Диалектическо<text:span text:style-name="T32">е</text:span></text:p>
      <text:p text:style-name="P26"/>
      <text:p text:style-name="P58">Приходит как-то Петька к Василию Ивановичу и спрашивает:</text:p>
      <text:p text:style-name="P58">— Василий Иванович, а что такое Диалектика?</text:p>
      <text:p text:style-name="P58">А тот ему отвечает:</text:p>
      <text:p text:style-name="P58">— Ну смотри, Петька, вот приходят к тебе два солдата в баню,</text:p>
      <text:p text:style-name="P58">один — чистый, другой — грязный, а воды только на одного, </text:p>
      <text:p text:style-name="P58">кого надо помыть?</text:p>
      <text:p text:style-name="P58">— Ну грязного конечно, Василий Иванович!</text:p>
      <text:p text:style-name="P58">— Нет, Петька, грязного ты помоешь, а он опять замарается, грязным придёт!</text:p>
      <text:p text:style-name="P58">— Ну тогда чистого надо мыть!</text:p>
      <text:p text:style-name="P58">— Нет, Петька, чистый он и так чистый, зачем его мыть!</text:p>
      <text:p text:style-name="P58">— Ну тогда я ничего не понимаю!</text:p>
      <text:p text:style-name="P58">— Вот это, Петька, и есть Диалектика!</text:p>
      <text:list xml:id="list3143685888" text:style-name="L6">
        <text:list-header>
          <text:p text:style-name="P99"/>
        </text:list-header>
      </text:list>
      <text:p text:style-name="P38">Диалектическое мышление является расширением логического мышления и добавляет к нему 3 закона диалектики.</text:p>
      <text:p text:style-name="P56"/>
      <text:p text:style-name="P55">Законы диалектики</text:p>
      <text:p text:style-name="P39"/>
      <text:list xml:id="list190753940563681" text:continue-numbering="true" text:style-name="L6">
        <text:list-item>
          <text:p text:style-name="P82">Единство и борьба противоположностей</text:p>
          <text:p text:style-name="P103">(инь и ян)</text:p>
          <text:p text:style-name="P88"/>
          <text:p text:style-name="P90">Суть закона состоит в том, что противоположности являются частями более общего обширного понятия. Поэтому можно перейти от рассмотрения отдельных частностей, к рассмотрению этих частностей как частей целого.</text:p>
          <text:p text:style-name="P90"/>
          <text:p text:style-name="P90">Например, Свет и Тьма не являются противоположностями, а представляют собой <text:span text:style-name="T40">разные степени </text:span>интенсивности <text:span text:style-name="T40">световых колебаний. Поэтому имеет смысл рассматривать именно интенсивность световых колебаний, как более общее понятие включающее в себя эти противоположные качества.</text:span></text:p>
          <text:p text:style-name="P88"/>
        </text:list-item>
        <text:list-item>
          <text:p text:style-name="P83">Переход количества в качество</text:p>
          <text:p text:style-name="P103">(квантовый скачок)</text:p>
          <text:p text:style-name="P93"/>
          <text:p text:style-name="P94">Суть закона состоит в том, что иногда количественные изменения определяют изменение качества явления, так что это явление уже может подчиняться более общим <text:soft-page-break/>закономерностям (и не подчиняться менее общим). Это позволяет перейти от рассмотрения отдельных частных случаев к рассмотрению общих закономерностей явления.</text:p>
          <text:p text:style-name="P94"/>
          <text:p text:style-name="P94">Например, масса звезды определяет характер её эволюции: при достижении определённых значений массы она может развиваться либо как белый карлик, нейтронная звезда, либо как чёрная дыра — <text:span text:style-name="T41">совершенно различные объекты описываемые с помощью различных законов</text:span>.</text:p>
          <text:p text:style-name="P93"/>
        </text:list-item>
        <text:list-item>
          <text:p text:style-name="P84">Отрицание отрицания</text:p>
          <text:p text:style-name="P103">(дзен)</text:p>
          <text:p text:style-name="P100"/>
          <text:p text:style-name="P101">Суть закона состоит в том, чтобы исчерпать все варианты, для того, чтобы прийти к состоянию не знания.</text:p>
          <text:p text:style-name="P101"/>
          <text:p text:style-name="P101">У Дельфийского Оракулу был задан вопрос:</text:p>
          <text:p text:style-name="P101"><text:span text:style-name="T39">— </text:span>Кто самый разумный человек во всей Греции?</text:p>
          <text:p text:style-name="P101">Он ответил:</text:p>
          <text:p text:style-name="P101"><text:span text:style-name="T39">— </text:span>Сократ</text:p>
          <text:p text:style-name="P101"><text:span text:style-name="T39">— </text:span>Но почему?</text:p>
          <text:p text:style-name="P101"><text:span text:style-name="T39">— </text:span>Он единственный кто знает, что он ничего не знает.</text:p>
          <text:p text:style-name="P102"/>
          <text:p text:style-name="P102">Это состояние свойственно всем детям, которые в большей степени ориентированы на непосредственное восприятие и ясное видение ситуации <text:span text:style-name="T43">(дзен)</text:span>. <text:span text:style-name="T44">Это состояние позволяет по новому взглянуть на ситуацию и обнаружить закономерность в том месте, где раньше её не было видно (при её наличии).</text:span></text:p>
        </text:list-item>
      </text:list>
      <text:p text:style-name="P59"/>
      <text:p text:style-name="P60">Данные законы открывают дополнительные возможности для получения знаний о мире.</text:p>
      <text:list xml:id="list190755079637521" text:continue-numbering="true" text:style-name="L6">
        <text:list-header>
          <text:p text:style-name="P89"/>
        </text:list-header>
      </text:list>
      <text:p text:style-name="P40">Существует две основные формы диалектического мышления</text:p>
      <text:list xml:id="list3246165403" text:style-name="L7">
        <text:list-header>
          <text:p text:style-name="P91"/>
        </text:list-header>
        <text:list-item>
          <text:p text:style-name="P85">Идеалистическое</text:p>
          <text:p text:style-name="P104">(религия)</text:p>
          <text:p text:style-name="P104"/>
          <text:p text:style-name="P92">Диалектически-Идеалистическое мышление основано на вере в <text:span text:style-name="T65">господстве</text:span> Идеи (<text:span text:style-name="T65">Д</text:span>уха) над Материей. На базе него развивается философия Идеализма. <text:span text:style-name="T42">В частности она может быть выражена в вере в Бога (осознаваемого как высшая идея). Следствием философии Идеализма является развитие религиозного мировоззрения и Религии.</text:span></text:p>
        </text:list-item>
      </text:list>
      <text:p text:style-name="P40"/>
      <text:list xml:id="list190753644979985" text:continue-numbering="true" text:style-name="L7">
        <text:list-item>
          <text:p text:style-name="P86">Материалистическое</text:p>
          <text:p text:style-name="P104">(наука)</text:p>
          <text:p text:style-name="P104"/>
          <text:p text:style-name="P92">Диалектически-Материалистическое мышление основано на предположении в преобладании Материи над Идеей. На базе него развивается философия Материализма. <text:span text:style-name="T43">Следствием философии Материализма является развитие научного мировоззрения и Науки.</text:span></text:p>
        </text:list-item>
      </text:list>
      <text:p text:style-name="P40"/>
      <text:p text:style-name="P41">В целом диалектическое мышление направлено на обобщение имеющейся информации, <text:span text:style-name="T43">упрощении, усовершенствовании и расширении логической модели мира. На базе диалектического мышления развивается истинная Религия и Наука как основные области человеческого знания. Диалектическое мышление добавляет движение в логику, делает её активной и в тоже время останавливает её в тот, момент, когда все возможности исчерпаны и обращает человека к чистому восприятию (дзен).</text:span></text:p>
      <text:p text:style-name="P26"><text:soft-page-break/></text:p>
      <text:p text:style-name="P26">Сценарное</text:p>
      <text:p text:style-name="P26"/>
      <text:p text:style-name="P42"><text:span text:style-name="T65">Диалектика жизни заставляет человека постоянно переключаться между процессом мышления и самой жизнью (дзен). В высшей точке</text:span> <text:span text:style-name="T65">развития </text:span>диалектического мышления, когда <text:span text:style-name="T65">логическая </text:span>картина мира уже <text:span text:style-name="T65">достаточно </text:span>развита, <text:span text:style-name="T65">человек</text:span>,сталкивается с необходимостью <text:span text:style-name="T65">своевременно и точно </text:span>управлять собственной жизнью в условиях неопределённости состояния и<text:span text:style-name="T48"> </text:span>объектов среды <text:span text:style-name="T48">(сцена)</text:span>, в которой он находится <text:span text:style-name="T48">в текущий момент времени и в будущем</text:span>, на основе представления о собственном я и цели, которую он желает достичь.</text:p>
      <text:p text:style-name="P96"/>
      <text:p text:style-name="P44">Сценарное мышление тесно связано с понятием сцены. Сцена состоит из субъектов (актёров), объектов (предметов) и их окружения (декораций). Субъект обладает собственным я и его потенциальным поведением (характером и ролью). Объект обладает свойствами и функциями, которые могут быть задействованы субъектом (актёром). Окружение (или среда) не поддаются непосредственному контролю со стороны субъектов. </text:p>
      <text:p text:style-name="P44"/>
      <text:p text:style-name="P44">Сценарное мышление состоит в рассчёте собственного поведения (сценарий) на основе анализа сцены <text:span text:style-name="T49">(распознания объектов, субъектов и возможностей управления ими)</text:span> согласно поставленной цели, в краткосрочной (тактичес<text:span text:style-name="T49">кая форма)</text:span> и долгосрочной перспективе <text:span text:style-name="T49">(стратегическая форма).</text:span></text:p>
      <text:p text:style-name="P43"/>
      <text:p text:style-name="P45">Яркой иллюстрацией сценарного мышления являются действия главного героя фильма «7 самураев» Акиры Куросавы. В этом фильме есть 2 сцены: первая сцена иллюстрирует тактическую форму сценарного мышления, где главный герой спасает ребёнка от рук разбойника, применив приём перевоплощение в роль монаха, желающего помочь разбойника; вторая сцена иллюстрирует стратегическую форму сценарного мышления, где главный герой рисует карту селения, на которое осуществляют набеги разбойники, а затем даёт указания (стратегический план) где нужно устроить для них засаду и что нужно делать каждому войну, чтобы достичь победы.</text:p>
      <text:p text:style-name="P42"/>
      <text:p text:style-name="P97"><text:span text:style-name="T53">Основной вызовом данного мышления является фундаментальная неопределённость в поведении объектов, субъектов или изменений среды. С</text:span>ценарное мышление имеет отображение в области математического языка в форме теории вероятности, математической статистики <text:span text:style-name="T66">и алгоритма динамического программирования, в котором решаемая задача разбивается на частные позадачи, каждая из которых выполняется отдельно для достижения общей цели.</text:span></text:p>
      <text:p text:style-name="P48"/>
      <text:p text:style-name="P87">Обобщение</text:p>
      <text:p text:style-name="P87"/>
      <text:p text:style-name="P98">Все формы мышления проявляются в состоянии сновидения <text:span text:style-name="T66">(как правило</text:span> в автоматическом режиме<text:span text:style-name="T66">)</text:span>. Во сне происходит основная обработка информации. При наивысшей степени развития мышления, человек обретает способность получать результат <text:span text:style-name="T66">мышления </text:span>в форме интуиции. В частности в результате <text:span text:style-name="T66">развития сценарного мышления, </text:span>человек <text:span text:style-name="T66">получает возможность видеть сценарий </text:span>его собственной жизни <text:span text:style-name="T66">в собственных снах </text:span>(<text:span text:style-name="T66">вещие сны</text:span>).</text:p>
      <text:p text:style-name="P49"/>
      <text:p text:style-name="P49">Каждая из более совершенных форм мышления опирается на предыдущие уровни и может обращаться к ним для получения результат<text:span text:style-name="T53">ов с предыдущих уровней мышления</text:span>. Правильная информация с предыдущих уровней необходима для правильной работы последующих.</text:p>
      <text:p text:style-name="P49"/>
      <text:p text:style-name="P47"><text:span text:style-name="T50">В</text:span>се формы мышления подвержены искажениям в связи с неправильным восприятием, не правильным запоминанием, не правильной ассоциацией, не правильным выводом, не <text:span text:style-name="T50">верным</text:span> <text:soft-page-break/>установлением закона и не <text:span text:style-name="T50">верной интерпретацией или синтезом сцены, а также всвязи с неточностью и сбоями полученных с предыдущих уровней мышления. В частности это может быть выражено в форме закона Мёрфи. Всё что может пойти не так — пойдёт не так.</text:span></text:p>
      <text:p text:style-name="P47"/>
      <text:p text:style-name="P50">Также существует опасность использовать мышление <text:span text:style-name="T51">для решения фундаментально не разрешимых вопросов (непостижимость) связанных с ограничениями возможностей человека. В конкретных случаях это может быть, например, вопрос о существовании загробной жизни и т. п.</text:span></text:p>
      <text:p text:style-name="P50"/>
      <text:p text:style-name="P52">Мышление это инструмент программирования и отладки собственного поведения, <text:span text:style-name="T67">и представляет лишь часть жизни — так что не заморачивайтесь</text:span>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90753570778832" text:continue-list="list190753313609346" text:style-name="L1">
              <text:list-header>
                <text:p text:style-name="P111">Форма мышления</text:p>
              </text:list-header>
            </text:list>
          </table:table-cell>
          <table:table-cell table:style-name="Table2.B1" office:value-type="string">
            <text:list xml:id="list190753506939277" text:continue-numbering="true" text:style-name="L1">
              <text:list-header>
                <text:p text:style-name="P112">Математический формализм</text:p>
              </text:list-header>
            </text:list>
          </table:table-cell>
        </table:table-row>
        <table:table-row>
          <table:table-cell table:style-name="Table2.A2" office:value-type="string">
            <text:list xml:id="list190753418746119" text:continue-numbering="true" text:style-name="L1">
              <text:list-header>
                <text:p text:style-name="P109">Наглядно-действенное</text:p>
              </text:list-header>
            </text:list>
          </table:table-cell>
          <table:table-cell table:style-name="Table2.B2" office:value-type="string">
            <text:list xml:id="list190755298672000" text:continue-numbering="true" text:style-name="L1">
              <text:list-header>
                <text:p text:style-name="P113">Арифметика</text:p>
              </text:list-header>
            </text:list>
          </table:table-cell>
        </table:table-row>
        <table:table-row>
          <table:table-cell table:style-name="Table2.A2" office:value-type="string">
            <text:list xml:id="list190753460612783" text:continue-numbering="true" text:style-name="L1">
              <text:list-header>
                <text:p text:style-name="P109">Наглядно-образное</text:p>
              </text:list-header>
            </text:list>
          </table:table-cell>
          <table:table-cell table:style-name="Table2.B2" office:value-type="string">
            <text:list xml:id="list190753564027482" text:continue-numbering="true" text:style-name="L1">
              <text:list-header>
                <text:p text:style-name="P113">Геометрия</text:p>
              </text:list-header>
            </text:list>
          </table:table-cell>
        </table:table-row>
        <table:table-row>
          <table:table-cell table:style-name="Table2.A2" office:value-type="string">
            <text:list xml:id="list190753543483541" text:continue-numbering="true" text:style-name="L1">
              <text:list-header>
                <text:p text:style-name="P109">Ассоциативное</text:p>
              </text:list-header>
            </text:list>
          </table:table-cell>
          <table:table-cell table:style-name="Table2.B2" office:value-type="string">
            <text:list xml:id="list190753956610970" text:continue-numbering="true" text:style-name="L1">
              <text:list-header>
                <text:p text:style-name="P113">Комбинаторика</text:p>
              </text:list-header>
            </text:list>
          </table:table-cell>
        </table:table-row>
        <table:table-row>
          <table:table-cell table:style-name="Table2.A2" office:value-type="string">
            <text:list xml:id="list190755137331148" text:continue-numbering="true" text:style-name="L1">
              <text:list-header>
                <text:p text:style-name="P109">Логическое</text:p>
              </text:list-header>
            </text:list>
          </table:table-cell>
          <table:table-cell table:style-name="Table2.B2" office:value-type="string">
            <text:list xml:id="list190753694041405" text:continue-numbering="true" text:style-name="L1">
              <text:list-header>
                <text:p text:style-name="P110">Теория множеств, булева алгебра</text:p>
              </text:list-header>
            </text:list>
          </table:table-cell>
        </table:table-row>
        <table:table-row>
          <table:table-cell table:style-name="Table2.A2" office:value-type="string">
            <text:list xml:id="list190754272129961" text:continue-numbering="true" text:style-name="L1">
              <text:list-header>
                <text:p text:style-name="P109">Диалектическое-Идеалистическое</text:p>
              </text:list-header>
            </text:list>
          </table:table-cell>
          <table:table-cell table:style-name="Table2.B2" office:value-type="string">
            <text:list xml:id="list190753655061100" text:continue-numbering="true" text:style-name="L1">
              <text:list-header>
                <text:p text:style-name="P110">Алгебра</text:p>
              </text:list-header>
            </text:list>
          </table:table-cell>
        </table:table-row>
        <table:table-row>
          <table:table-cell table:style-name="Table2.A2" office:value-type="string">
            <text:p text:style-name="P20">Диалектически-Материалистическое</text:p>
          </table:table-cell>
          <table:table-cell table:style-name="Table2.B2" office:value-type="string">
            <text:p text:style-name="P24">Мат анализ</text:p>
          </table:table-cell>
        </table:table-row>
        <table:table-row>
          <table:table-cell table:style-name="Table2.A2" office:value-type="string">
            <text:list xml:id="list190754433602155" text:continue-numbering="true" text:style-name="L1">
              <text:list-header>
                <text:p text:style-name="P109">Сценарное</text:p>
              </text:list-header>
            </text:list>
          </table:table-cell>
          <table:table-cell table:style-name="Table2.B2" office:value-type="string">
            <text:list xml:id="list190755043942342" text:continue-numbering="true" text:style-name="L1">
              <text:list-header>
                <text:p text:style-name="P110">Теория вероятностей, мат. статистика</text:p>
              </text:list-header>
            </text:list>
          </table:table-cell>
        </table:table-row>
      </table:table>
      <text:p text:style-name="P54"/>
      <text:p text:style-name="P45">TODO</text:p>
      <text:p text:style-name="P45">Каждому виду мышления соответсвует свой язык (коммуникационный протокол). Об этом тоже стоит написать более подробно.</text:p>
      <text:p text:style-name="P45">Игра шахматы появляется на уровне логического мышления, но в тоже время в неё можно играть на уровне сценарного мышления.</text:p>
      <text:p text:style-name="P45">Элементы психики комбинируются между собой мышление происходит в контексте определённого состояния, об этом тоже нужно будет подумать и написать об этом подробнее, на этапе завершения данной книги.</text:p>
      <text:p text:style-name="P46">Элементарный творческий акт относится к ассоциативному мышлению.</text:p>
      <text:p text:style-name="P51"><text:soft-page-break/>Интеллект это индикатор развития мышления. <text:span text:style-name="T52">На основе этого утверждения можно построить новую систему оценки показателя интеллекта. Как только я закончу эту книгу, я также сделаю Android и Web приложение для оценки интеллекта на новом принципе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1:53:40.374114134</meta:creation-date>
    <dc:date>2021-05-20T19:07:53.122914586</dc:date>
    <meta:editing-duration>PT3H11M45S</meta:editing-duration>
    <meta:editing-cycles>29</meta:editing-cycles>
    <meta:generator>LibreOffice/6.0.7.3$Linux_X86_64 LibreOffice_project/00m0$Build-3</meta:generator>
    <meta:document-statistic meta:table-count="2" meta:image-count="0" meta:object-count="0" meta:page-count="9" meta:paragraph-count="179" meta:word-count="2145" meta:character-count="16696" meta:non-whitespace-character-count="14696"/>
  </office:meta>
</office:document-meta>
</file>